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Nimbus Sans L1" officeooo:rsid="000b8f77" officeooo:paragraph-rsid="000b8f77"/>
    </style:style>
    <style:style style:name="P2" style:family="paragraph" style:parent-style-name="Standard">
      <style:text-properties style:font-name="Nimbus Sans L1" officeooo:rsid="000c13d5" officeooo:paragraph-rsid="000c13d5"/>
    </style:style>
    <style:style style:name="P3" style:family="paragraph" style:parent-style-name="Standard">
      <style:text-properties style:font-name="Nimbus Sans L1" officeooo:rsid="000b8f77" officeooo:paragraph-rsid="000b8f77"/>
    </style:style>
    <style:style style:name="P4" style:family="paragraph" style:parent-style-name="Standard">
      <style:text-properties style:font-name="Nimbus Sans L1" officeooo:rsid="000ed8b6" officeooo:paragraph-rsid="000fecda"/>
    </style:style>
    <style:style style:name="P5" style:family="paragraph" style:parent-style-name="Standard">
      <style:text-properties style:font-name="Nimbus Sans L1" officeooo:rsid="000c948b" officeooo:paragraph-rsid="000fecda"/>
    </style:style>
    <style:style style:name="T1" style:family="text">
      <style:text-properties officeooo:rsid="000c948b"/>
    </style:style>
    <style:style style:name="T2" style:family="text">
      <style:text-properties officeooo:rsid="000d555c"/>
    </style:style>
    <style:style style:name="T3" style:family="text">
      <style:text-properties officeooo:rsid="000e7475"/>
    </style:style>
    <style:style style:name="T4" style:family="text">
      <style:text-properties officeooo:rsid="000fecda"/>
    </style:style>
    <style:style style:name="T5" style:family="text">
      <style:text-properties style:font-name="Nimbus Sans L1" officeooo:rsid="000b8f77"/>
    </style:style>
    <style:style style:name="T6" style:family="text">
      <style:text-properties style:font-name="Nimbus Sans L" officeooo:rsid="000fecda"/>
    </style:style>
    <style:style style:name="T7" style:family="text">
      <style:text-properties style:font-name="Nimbus Sans L" officeooo:rsid="00107392"/>
    </style:style>
    <style:style style:name="T8" style:family="text">
      <style:text-properties officeooo:rsid="001073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plan</text:p>
      <text:p text:style-name="P1"/>
      <text:p text:style-name="P1">1. Bakgrund</text:p>
      <text:p text:style-name="P2"><text:tab/>Jag valde att programmera ett dat<text:span text:style-name="T1">or</text:span>spel för att jag vill <text:span text:style-name="T3">skapa ett fungerande program med hjälp av verktyg som används i professionella miljöer</text:span>. <text:span text:style-name="T1">I 90 talet så var det enda programmet som hade blivit installerat på fler datorer än Windows DooM, ett spel. Datorspel har bara ökat i popularitet sedan dess, därför handlar gymnasiearbetet om att skapa ett datorspel. </text:span></text:p>
      <text:p text:style-name="P1"/>
      <text:p text:style-name="P1">2. Syfte, mål &amp; problemformulering</text:p>
      <text:p text:style-name="P5"><text:tab/>Målet med gymnasiearbetet är att skapa ett datorspel med 3-dimensionell grafik som fungerar på många plattformar. <text:span text:style-name="T2">I spelet har man ett rymdskepp och ska försöka skjuta ner andra rymdskepp styrda av datorn. </text:span></text:p>
      <text:p text:style-name="P4"><text:tab/><text:span text:style-name="T4">M</text:span>ed <text:span text:style-name="T4">det här </text:span>gymnasiearbetet <text:span text:style-name="T4">vill jag </text:span>ta reda på om jag kan programmera ett fullt 3D spel som fungerar på flera olika plattformar. </text:p>
      <text:p text:style-name="P1"/>
      <text:p text:style-name="P1">3. Genomförande</text:p>
      <text:p text:style-name="P1"><text:tab/><text:span text:style-name="T4">För att skapa spelet kommer jag först att skriva ner exakt vad jag vill att spelet ska innehålla och hur det ska fungera. Sedan kommer jag skriva den grova strukturen i programmet. Vid det här stadiet kommer jag ha en bra id</text:span><text:span text:style-name="T6">é om hur mycket kod som behövs. </text:span></text:p>
      <text:p text:style-name="P1"><text:span text:style-name="T6"><text:tab/></text:span><text:span text:style-name="T7">Jag kommer hitta det mesta av informationen ifrån olika hemsidor. Stack Overflow är en väldigt bra sida för att få hjälp med programmeringsdelen och för hjälp med strukturen kan jag kolla på andra spelmotorer, många kan man läsa koden för helt fritt. Jag kommer göra spelet själv. </text:span></text:p>
      <text:p text:style-name="P1"/>
      <text:p text:style-name="P1">4. Form för redovisning och presentation</text:p>
      <text:p text:style-name="P1"><text:tab/><text:span text:style-name="T8">För att redovisa arbetet kan jag helt enkelt visa spelet. Spelet ska fungera på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2:13:35.916607982</meta:creation-date>
    <dc:date>2016-05-19T11:30:14.814674244</dc:date>
    <meta:editing-duration>PT3H42M11S</meta:editing-duration>
    <meta:editing-cycles>4</meta:editing-cycles>
    <meta:generator>LibreOffice/5.1.3.2$Linux_X86_64 LibreOffice_project/10m0$Build-2</meta:generator>
    <meta:document-statistic meta:table-count="0" meta:image-count="0" meta:object-count="0" meta:page-count="1" meta:paragraph-count="11" meta:word-count="239" meta:character-count="1433" meta:non-whitespace-character-count="1193"/>
  </office:meta>
</office:document-meta>
</file>